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8f392" officeooo:paragraph-rsid="0008f392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3pt" fo:font-weight="normal" officeooo:rsid="0008f392" officeooo:paragraph-rsid="0008f392" style:font-size-asian="13pt" style:font-weight-asian="normal" style:font-size-complex="13pt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size="13pt" fo:font-weight="normal" officeooo:rsid="0008f392" officeooo:paragraph-rsid="0008f392" style:font-size-asian="13pt" style:font-weight-asian="normal" style:font-size-complex="13pt" style:font-weight-complex="normal"/>
    </style:style>
    <style:style style:name="P5" style:family="paragraph" style:parent-style-name="Heading_20_1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officeooo:rsid="0008f392"/>
    </style:style>
    <style:style style:name="T2" style:family="text">
      <style:text-properties officeooo:rsid="0009aa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141344 - Python Exercise : Test 1 </text:h>
      <text:p text:style-name="P2"><text:tab/><text:span text:style-name="T1">In this test working on purchase,sell or manufacture the product from raw material.</text:span></text:p>
      <text:p text:style-name="P3">There are five class are created:</text:p>
      <text:list xml:id="list6985548213335341130" text:style-name="L1">
        <text:list-item>
          <text:p text:style-name="P4">Mycompany</text:p>
        </text:list-item>
        <text:list-item>
          <text:p text:style-name="P4">Purchase</text:p>
        </text:list-item>
        <text:list-item>
          <text:p text:style-name="P4">Manufacture_product</text:p>
        </text:list-item>
        <text:list-item>
          <text:p text:style-name="P4">Sell</text:p>
        </text:list-item>
        <text:list-item>
          <text:p text:style-name="P4">Product</text:p>
        </text:list-item>
      </text:list>
      <text:p text:style-name="P1">In mycompany class store the company data like name,city,state,timezone etc,.</text:p>
      <text:p text:style-name="P1"/>
      <text:p text:style-name="P1">In Purchase class purchase the raw material for production the product and manage all raw material price quantity or orther data.</text:p>
      <text:p text:style-name="P1"/>
      <text:p text:style-name="P1">Manufacture_product class create the product from the available raw material and manufactured product store in product class.</text:p>
      <text:p text:style-name="P1"/>
      <text:p text:style-name="P1">Sell class are sell the product from the available stock in product class or manage it.</text:p>
      <text:p text:style-name="P1"/>
      <text:p text:style-name="P1">Product class are store all data of purchase product,sell product ,price date time of sell or purchase ,sell tax,purchase tax,sell max discount all mainly data are store in this class.</text:p>
      <text:p text:style-name="P1"/>
      <text:p text:style-name="P1">Add more functionality for get the data like get sell order ,purchase order and,manufactured order or add filtering functionality from date customer name ,product name.</text:p>
      <text:p text:style-name="P1"/>
      <text:p text:style-name="P1">Create get stock method to get the available raw material and manufactured store of all product to sell or purchased.</text:p>
      <text:p text:style-name="P1"/>
      <text:p text:style-name="P1">Get the sale purchase account data to get total investment,total selling and profit from <text:span text:style-name="T2">the selling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7:57:34.417921835</meta:creation-date>
    <dc:date>2018-12-19T18:09:57.923917423</dc:date>
    <meta:editing-duration>PT1M3S</meta:editing-duration>
    <meta:editing-cycles>1</meta:editing-cycles>
    <meta:document-statistic meta:table-count="0" meta:image-count="0" meta:object-count="0" meta:page-count="1" meta:paragraph-count="16" meta:word-count="191" meta:character-count="1196" meta:non-whitespace-character-count="1024"/>
    <meta:generator>LibreOffice/5.1.6.2$Linux_X86_64 LibreOffice_project/10m0$Build-2</meta:generator>
  </office:meta>
</office:document-meta>
</file>